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>ODT output</text:p>
      <text:p>Test
</text:p>
      <text:p>Page 1
<text:line-break/>_Panel_1_

<text:line-break/><text:line-break/>JON: Hey man.

<text:line-break/>JOSH: How are you doing?

<text:line-break/>_Panel_2_

<text:line-break/><text:line-break/>Jon is leaving

<text:line-break/>JON: I got to go man.

<text:line-break/>_Panel_3_

<text:line-break/><text:line-break/>Josh waves.

<text:line-break/>JOSH: Bye.

<text:line-break/></text:p>
      <text:p>Page 2
<text:line-break/>_Panel_1_

<text:line-break/><text:line-break/>Josh lays down relaxed.

<text:line-break/>JOSH: Finally get to relax.

<text:line-break/>_Panel_2_

<text:line-break/><text:line-break/>There's a knock on the door.

<text:line-break/>JOSH: Who the hell is that?

<text:line-break/>_Panel_3_

<text:line-break/><text:line-break/>Josh answers it and sees his girlfriend.

<text:line-break/>JOSH: Looks like it just got better.

<text:line-break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